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officeooo:rsid="001c1645" officeooo:paragraph-rsid="001c1645"/>
    </style:style>
    <style:style style:name="P2" style:family="paragraph" style:parent-style-name="Standard">
      <style:paragraph-properties fo:line-height="200%" fo:text-align="center" style:justify-single-word="false"/>
      <style:text-properties style:font-name="Times New Roman" officeooo:rsid="001c1645" officeooo:paragraph-rsid="001c1645"/>
    </style:style>
    <style:style style:name="P3" style:family="paragraph" style:parent-style-name="Standard">
      <style:paragraph-properties fo:line-height="200%" fo:text-align="start" style:justify-single-word="false"/>
      <style:text-properties style:font-name="Times New Roman" officeooo:rsid="001c1645" officeooo:paragraph-rsid="001c1645"/>
    </style:style>
    <style:style style:name="P4" style:family="paragraph" style:parent-style-name="Standard">
      <style:paragraph-properties fo:line-height="200%" fo:text-align="start" style:justify-single-word="false"/>
      <style:text-properties style:font-name="Times New Roman" officeooo:rsid="001edab1" officeooo:paragraph-rsid="001edab1"/>
    </style:style>
    <style:style style:name="P5" style:family="paragraph" style:parent-style-name="Standard">
      <style:paragraph-properties fo:line-height="200%" fo:text-align="start" style:justify-single-word="false"/>
      <style:text-properties style:font-name="Times New Roman" officeooo:rsid="00213aa3" officeooo:paragraph-rsid="00213aa3"/>
    </style:style>
    <style:style style:name="P6" style:family="paragraph" style:parent-style-name="Standard">
      <style:paragraph-properties fo:line-height="200%" fo:text-align="start" style:justify-single-word="false"/>
      <style:text-properties style:font-name="Times New Roman" officeooo:rsid="00231e7a" officeooo:paragraph-rsid="00213aa3"/>
    </style:style>
    <style:style style:name="P7" style:family="paragraph" style:parent-style-name="Standard">
      <style:paragraph-properties fo:line-height="200%" fo:text-align="start" style:justify-single-word="false"/>
      <style:text-properties style:font-name="Times New Roman" officeooo:rsid="00231e7a" officeooo:paragraph-rsid="00231e7a"/>
    </style:style>
    <style:style style:name="P8" style:family="paragraph" style:parent-style-name="Standard">
      <style:paragraph-properties fo:line-height="200%" fo:text-align="start" style:justify-single-word="false"/>
      <style:text-properties style:font-name="Times New Roman" officeooo:rsid="0023b5ee" officeooo:paragraph-rsid="0023b5ee"/>
    </style:style>
    <style:style style:name="P9" style:family="paragraph" style:parent-style-name="Standard">
      <style:paragraph-properties fo:line-height="200%" fo:text-align="start" style:justify-single-word="false"/>
      <style:text-properties style:font-name="Times New Roman" officeooo:rsid="0028a399" officeooo:paragraph-rsid="0028a399"/>
    </style:style>
    <style:style style:name="P10" style:family="paragraph" style:parent-style-name="Standard">
      <style:paragraph-properties fo:line-height="200%" fo:text-align="start" style:justify-single-word="false"/>
      <style:text-properties style:font-name="Times New Roman" officeooo:rsid="001c1645" officeooo:paragraph-rsid="003296f7"/>
    </style:style>
    <style:style style:name="P11" style:family="paragraph" style:parent-style-name="Standard">
      <style:paragraph-properties fo:line-height="200%" fo:text-align="start" style:justify-single-word="false"/>
      <style:text-properties style:font-name="Times New Roman" officeooo:rsid="0023b5ee" officeooo:paragraph-rsid="0023b5ee"/>
    </style:style>
    <style:style style:name="P12" style:family="paragraph" style:parent-style-name="Standard">
      <style:paragraph-properties fo:line-height="200%" fo:text-align="start" style:justify-single-word="false"/>
      <style:text-properties style:font-name="Times New Roman" officeooo:rsid="00358f71" officeooo:paragraph-rsid="00358f71"/>
    </style:style>
    <style:style style:name="P13" style:family="paragraph" style:parent-style-name="Standard">
      <style:paragraph-properties fo:line-height="200%" fo:text-align="start" style:justify-single-word="false"/>
      <style:text-properties style:font-name="Times New Roman" officeooo:rsid="00213aa3" officeooo:paragraph-rsid="00213aa3"/>
    </style:style>
    <style:style style:name="P14" style:family="paragraph" style:parent-style-name="Standard">
      <style:paragraph-properties fo:line-height="200%" fo:text-align="start" style:justify-single-word="false"/>
      <style:text-properties style:font-name="Times New Roman" officeooo:rsid="00231e7a" officeooo:paragraph-rsid="00213aa3"/>
    </style:style>
    <style:style style:name="T1" style:family="text">
      <style:text-properties officeooo:rsid="00213aa3"/>
    </style:style>
    <style:style style:name="T2" style:family="text">
      <style:text-properties officeooo:rsid="0022f734"/>
    </style:style>
    <style:style style:name="T3" style:family="text">
      <style:text-properties officeooo:rsid="00243019"/>
    </style:style>
    <style:style style:name="T4" style:family="text">
      <style:text-properties officeooo:rsid="002a5cbc"/>
    </style:style>
    <style:style style:name="T5" style:family="text">
      <style:text-properties officeooo:rsid="002d6e26"/>
    </style:style>
    <style:style style:name="T6" style:family="text">
      <style:text-properties officeooo:rsid="00304921"/>
    </style:style>
    <style:style style:name="T7" style:family="text">
      <style:text-properties officeooo:rsid="00319a69"/>
    </style:style>
    <style:style style:name="T8" style:family="text">
      <style:text-properties officeooo:rsid="003296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lek Yardas</text:p>
      <text:p text:style-name="P1">SPN 217</text:p>
      <text:p text:style-name="P1">Yvette Aparicio</text:p>
      <text:p text:style-name="P2">Tarea para 9/25/17</text:p>
      <text:p text:style-name="P2"/>
      <text:p text:style-name="P3"><text:tab/>Oraciones:</text:p>
      <text:p text:style-name="P3">1. <text:span text:style-name="T5">La sequedad del día se aferra al alma de la vida.</text:span></text:p>
      <text:p text:style-name="P3">2. <text:span text:style-name="T7">La presencia de los gallinazos augura la muerte.</text:span></text:p>
      <text:p text:style-name="P10">3. <text:span text:style-name="T8">El vaina del municipio se compone de mucho; el alcalde solo es un parte pequeño del vaina.</text:span></text:p>
      <text:p text:style-name="P3">4. <text:span text:style-name="T8">El cielorraso desfondado a causa de la neglencia.</text:span></text:p>
      <text:p text:style-name="P3">5. <text:span text:style-name="T6">El dentista hervio sus instrumentos para purificarlo (literalmente de los germens y figuradamente de su historía)</text:span></text:p>
      <text:p text:style-name="P3"/>
      <text:p text:style-name="P4">¿Qué podría significar el título del cuento? Explique su respuesta.</text:p>
      <text:p text:style-name="P4">El titulo ser “Un día de estos”</text:p>
      <text:p text:style-name="P4"><text:span text:style-name="T1">Referir </text:span>a <text:span text:style-name="T1">la</text:span> <text:span text:style-name="T1">presencia constante de la muerte, de los muertos (los gallinazos, la sequedad del día, el revólver, el “absceso”, los veinte muertos, la muela dañada, el cielorraso desfondado, insectos muertos en ). Ser “un día de estos,” con tanta muerte.</text:span></text:p>
      <text:p text:style-name="P5">La lucha entre el dentista y el alcalde, <text:span text:style-name="T2">entre un lado y el otro (el estado contra la población, los ricos contra los pobres).</text:span></text:p>
      <text:p text:style-name="P7"/>
      <text:p text:style-name="P6"/>
      <text:p text:style-name="P6"/>
      <text:p text:style-name="P6"/>
      <text:p text:style-name="P6"/>
      <text:p text:style-name="P6"><text:soft-page-break/>¿Qué podría significar “Aquí nos paga veinte muertos, teniente”? Explique su respuesta.</text:p>
      <text:p text:style-name="P8">Pagar los muetros con su dolor, <text:span text:style-name="T3">con sus lágrimas. </text:span></text:p>
      <text:p text:style-name="P8"/>
      <text:p text:style-name="P5"/>
      <text:p text:style-name="P5"/>
      <text:p text:style-name="P5"/>
      <text:p text:style-name="P5"/>
      <text:p text:style-name="P5"/>
      <text:p text:style-name="P5"/>
      <text:p text:style-name="P5"/>
      <text:p text:style-name="P5"/>
      <text:p text:style-name="P9">Comente las últimas líneas <text:span text:style-name="T4">del cuento. ¿Qué mensaje acerca de la sociedad nos comunican?</text:span></text:p>
      <text:p text:style-name="P12">El municipio y sus agentes son el mismo.</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16:47:59.116928000</meta:creation-date>
    <dc:date>2017-09-25T10:40:20.552368000</dc:date>
    <meta:editing-duration>PT3H47M36S</meta:editing-duration>
    <meta:editing-cycles>14</meta:editing-cycles>
    <meta:generator>LibreOffice/5.2.5.1$MacOSX_X86_64 LibreOffice_project/0312e1a284a7d50ca85a365c316c7abbf20a4d22</meta:generator>
    <meta:document-statistic meta:table-count="0" meta:image-count="0" meta:object-count="0" meta:page-count="2" meta:paragraph-count="18" meta:word-count="201" meta:character-count="1168" meta:non-whitespace-character-count="983"/>
  </office:meta>
</office:document-meta>
</file>